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helevetica" svg:font-family="helevetica"/>
    <style:font-face style:name="arial" svg:font-family="arial" style:font-family-generic="swiss"/>
    <style:font-face style:name="Latin Modern Mono" svg:font-family="'Latin Modern Mono'"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DejaVu Sans Condensed" svg:font-family="'DejaVu Sans Condensed'"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Footer">
      <style:paragraph-properties fo:text-align="center" style:justify-single-word="false"/>
      <style:text-properties fo:font-size="11pt" style:font-size-asian="11pt" style:font-size-complex="11pt"/>
    </style:style>
    <style:style style:name="P3" style:family="paragraph" style:parent-style-name="Heading_20_1">
      <style:text-properties style:font-name="Nimbus Sans"/>
    </style:style>
    <style:style style:name="P4" style:family="paragraph" style:parent-style-name="Heading_20_1">
      <style:text-properties officeooo:rsid="00224f9f" officeooo:paragraph-rsid="00224f9f"/>
    </style:style>
    <style:style style:name="P5" style:family="paragraph" style:parent-style-name="Heading_20_1">
      <style:text-properties officeooo:paragraph-rsid="0026b712"/>
    </style:style>
    <style:style style:name="P6" style:family="paragraph" style:parent-style-name="Text_20_body">
      <style:text-properties style:font-name="Nimbus Sans" officeooo:rsid="001f2757" officeooo:paragraph-rsid="001f2757"/>
    </style:style>
    <style:style style:name="P7" style:family="paragraph" style:parent-style-name="Text_20_body">
      <style:paragraph-properties fo:text-align="center" style:justify-single-word="false"/>
      <style:text-properties style:font-name="Nimbus Sans" officeooo:rsid="001f2757" officeooo:paragraph-rsid="001f2757"/>
    </style:style>
    <style:style style:name="P8" style:family="paragraph" style:parent-style-name="Text_20_body">
      <style:paragraph-properties fo:text-align="start" style:justify-single-word="false"/>
      <style:text-properties style:font-name="Nimbus Sans" officeooo:rsid="001f2757" officeooo:paragraph-rsid="001f2757"/>
    </style:style>
    <style:style style:name="P9" style:family="paragraph" style:parent-style-name="Text_20_body">
      <style:text-properties officeooo:rsid="0024ded5" officeooo:paragraph-rsid="0024ded5"/>
    </style:style>
    <style:style style:name="P10" style:family="paragraph" style:parent-style-name="Text_20_body">
      <style:paragraph-properties fo:margin-top="0cm" fo:margin-bottom="0cm" loext:contextual-spacing="false" fo:line-height="150%" fo:text-align="start" style:justify-single-word="false"/>
      <style:text-properties style:font-name="Nimbus Sans" officeooo:rsid="001f2757" officeooo:paragraph-rsid="001f2757"/>
    </style:style>
    <style:style style:name="P11" style:family="paragraph" style:parent-style-name="Text_20_body" style:master-page-name="Standard">
      <style:paragraph-properties style:page-number="1"/>
    </style:style>
    <style:style style:name="P12" style:family="paragraph" style:parent-style-name="Title" style:master-page-name="First_20_Page">
      <style:paragraph-properties style:page-number="1"/>
      <style:text-properties style:font-name="Nimbus Sans" fo:font-size="22pt" officeooo:paragraph-rsid="001f2757" style:font-size-asian="22pt" style:font-size-complex="22pt"/>
    </style:style>
    <style:style style:name="T1" style:family="text">
      <style:text-properties officeooo:rsid="001f2757"/>
    </style:style>
    <style:style style:name="T2" style:family="text">
      <style:text-properties officeooo:rsid="00224f9f"/>
    </style:style>
    <style:style style:name="T3" style:family="text">
      <style:text-properties style:font-name="Nimbus Sans"/>
    </style:style>
    <style:style style:name="T4" style:family="text">
      <style:text-properties style:font-name="Nimbus Sans" officeooo:rsid="00224f9f"/>
    </style:style>
    <style:style style:name="T5" style:family="text">
      <style:text-properties officeooo:rsid="00232ba7"/>
    </style:style>
    <style:style style:name="T6" style:family="text">
      <style:text-properties fo:font-size="10pt" style:font-size-asian="8.75pt" style:font-size-complex="10pt"/>
    </style:style>
    <style:style style:name="T7" style:family="text">
      <style:text-properties fo:font-size="9pt" style:font-size-asian="7.84999990463257pt" style:font-size-complex="9pt"/>
    </style:style>
    <style:style style:name="T8" style:family="text">
      <style:text-properties fo:font-size="18pt" fo:font-weight="bold" style:font-size-asian="18pt" style:font-weight-asian="bold" style:font-size-complex="18pt" style:font-weight-complex="bol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1">MODELLING ADOPTION OF MEAT-REDUCED DIETS USING CELLULAR AUTOMATA, IN THE CONTEXT OF THE CLIMATE AND ECOLOGICAL EMERGENCY</text:span></text:p>
      <text:p text:style-name="P6"/>
      <text:p text:style-name="P7">by</text:p>
      <text:p text:style-name="P7"/>
      <text:p text:style-name="P7">Student number 100368172</text:p>
      <text:p text:style-name="P7"/>
      <text:p text:style-name="P7">Thesis presented in part-fulfilment of the degree of Master of Science/Master of Research in accordance with the regulations of the University of East Anglia</text:p>
      <text:p text:style-name="P7"/>
      <text:p text:style-name="P7">Word count: </text:p>
      <text:p text:style-name="P7"/>
      <text:p text:style-name="P10">School of Environmental Sciences</text:p>
      <text:p text:style-name="P10">University of East Anglia</text:p>
      <text:p text:style-name="P10">University Plain</text:p>
      <text:p text:style-name="P10">Norwich</text:p>
      <text:p text:style-name="P10">NR4 7TJ</text:p>
      <text:p text:style-name="P8"/>
      <text:p text:style-name="P8">© 2022 MSc. Student</text:p>
      <text:p text:style-name="P8"/>
      <text:p text:style-name="P8">This copy of the dissertation has been supplied on condition that anyone who consults it is understood to recognise that its copyright rests with the author and that no quotation from the dissertation, nor any information derived there from, may be published without the author’s prior written consent. Moreover, it is supplied on the understanding that it represents an internal University document and that neither the University nor the author are responsible for the factual or interpretative correctness of the dissertation.</text:p>
      <text:p text:style-name="P11"><text:bookmark-start text:name="__RefHeading___Toc106_880238426"/><text:span text:style-name="T8">Abstract</text:span><text:bookmark-end text:name="__RefHeading___Toc106_880238426"/></text:p>
      <text:p text:style-name="P9"><text:span text:style-name="T3">Max 300 wo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08_880238426" text:style-name="Index_20_Link" text:visited-style-name="Index_20_Link">1 List Of Accompanying Material<text:tab/>1</text:a></text:p>
          <text:p text:style-name="P1"><text:a xlink:type="simple" xlink:href="#__RefHeading___Toc110_880238426" text:style-name="Index_20_Link" text:visited-style-name="Index_20_Link">2 Preface - optional<text:tab/>1</text:a></text:p>
          <text:p text:style-name="P1"><text:a xlink:type="simple" xlink:href="#__RefHeading___Toc112_880238426" text:style-name="Index_20_Link" text:visited-style-name="Index_20_Link">3 Introduction<text:tab/>1</text:a></text:p>
          <text:p text:style-name="P1"><text:a xlink:type="simple" xlink:href="#__RefHeading___Toc118_880238426" text:style-name="Index_20_Link" text:visited-style-name="Index_20_Link">4 Literature Review<text:tab/>1</text:a></text:p>
          <text:p text:style-name="P1"><text:a xlink:type="simple" xlink:href="#__RefHeading___Toc128_880238426" text:style-name="Index_20_Link" text:visited-style-name="Index_20_Link">5 Methods<text:tab/>1</text:a></text:p>
          <text:p text:style-name="P1"><text:a xlink:type="simple" xlink:href="#__RefHeading___Toc122_880238426" text:style-name="Index_20_Link" text:visited-style-name="Index_20_Link">6 Results<text:tab/>1</text:a></text:p>
          <text:p text:style-name="P1"><text:a xlink:type="simple" xlink:href="#__RefHeading___Toc124_880238426" text:style-name="Index_20_Link" text:visited-style-name="Index_20_Link">7 Discussion<text:tab/>1</text:a></text:p>
          <text:p text:style-name="P1"><text:a xlink:type="simple" xlink:href="#__RefHeading___Toc126_880238426" text:style-name="Index_20_Link" text:visited-style-name="Index_20_Link">8 Conclusions<text:tab/>2</text:a></text:p>
          <text:p text:style-name="P1"><text:a xlink:type="simple" xlink:href="#__RefHeading___Toc114_880238426" text:style-name="Index_20_Link" text:visited-style-name="Index_20_Link">9 References<text:tab/>2</text:a></text:p>
          <text:p text:style-name="P1"><text:a xlink:type="simple" xlink:href="#__RefHeading___Toc116_880238426" text:style-name="Index_20_Link" text:visited-style-name="Index_20_Link">10 Appendices<text:tab/>2</text:a></text:p>
        </text:index-body>
      </text:table-of-content>
      <text:h text:style-name="P3" text:outline-level="1"><text:bookmark-start text:name="__RefHeading___Toc108_880238426"/><text:span text:style-name="T5">L</text:span>ist <text:span text:style-name="T5">O</text:span>f <text:span text:style-name="T5">A</text:span>ccompanying <text:span text:style-name="T5">M</text:span>aterial<text:bookmark-end text:name="__RefHeading___Toc108_880238426"/></text:h>
      <text:h text:style-name="P3" text:outline-level="1"><text:bookmark-start text:name="__RefHeading___Toc110_880238426"/><text:span text:style-name="T5">P</text:span>reface - <text:span text:style-name="T5">optional</text:span><text:bookmark-end text:name="__RefHeading___Toc110_880238426"/></text:h>
      <text:h text:style-name="Heading_20_1" text:outline-level="1"><text:bookmark-start text:name="__RefHeading___Toc112_880238426"/><text:span text:style-name="T4">Introduction</text:span><text:bookmark-end text:name="__RefHeading___Toc112_880238426"/></text:h>
      <text:p text:style-name="P9"><text:span text:style-name="T4">1</text:span><text:span text:style-name="T3">000 words</text:span></text:p>
      <text:h text:style-name="P4" text:outline-level="1"><text:bookmark-start text:name="__RefHeading___Toc118_880238426"/>Literature Review<text:bookmark-end text:name="__RefHeading___Toc118_880238426"/></text:h>
      <text:p text:style-name="P9">3000 words</text:p>
      <text:h text:style-name="P5" text:outline-level="1"><text:bookmark-start text:name="__RefHeading___Toc128_880238426"/><text:span text:style-name="T2">Methods</text:span><text:bookmark-end text:name="__RefHeading___Toc128_880238426"/></text:h>
      <text:p text:style-name="P9">2500 words</text:p>
      <text:h text:style-name="P4" text:outline-level="1"><text:bookmark-start text:name="__RefHeading___Toc122_880238426"/>Results<text:bookmark-end text:name="__RefHeading___Toc122_880238426"/></text:h>
      <text:p text:style-name="P9">2000 words</text:p>
      <text:h text:style-name="P4" text:outline-level="1"><text:bookmark-start text:name="__RefHeading___Toc124_880238426"/>Discussion<text:bookmark-end text:name="__RefHeading___Toc124_880238426"/></text:h>
      <text:p text:style-name="P9">3000 words</text:p>
      <text:h text:style-name="P4" text:outline-level="1"><text:bookmark-start text:name="__RefHeading___Toc126_880238426"/><text:soft-page-break/>Conclusions<text:bookmark-end text:name="__RefHeading___Toc126_880238426"/></text:h>
      <text:p text:style-name="P9">1000 words</text:p>
      <text:h text:style-name="P3" text:outline-level="1"><text:bookmark-start text:name="__RefHeading___Toc114_880238426"/><text:span text:style-name="T2">R</text:span>eferences<text:bookmark-end text:name="__RefHeading___Toc114_880238426"/></text:h>
      <text:h text:style-name="P3" text:outline-level="1"><text:bookmark-start text:name="__RefHeading___Toc116_880238426"/><text:span text:style-name="T2">A</text:span>ppendices<text:bookmark-end text:name="__RefHeading___Toc116_880238426"/></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helevetica" svg:font-family="helevetica"/>
    <style:font-face style:name="arial" svg:font-family="arial" style:font-family-generic="swiss"/>
    <style:font-face style:name="Latin Modern Mono" svg:font-family="'Latin Modern Mono'"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DejaVu Sans Condensed" svg:font-family="'DejaVu Sans Condensed'"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50%"/>
      <style:text-properties style:font-name="Nimbus Sans1" fo:font-family="'Nimbus Sans'" style:font-style-name="Regular" style:font-family-generic="swiss" style:font-pitch="variable" fo:font-size="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00%"/>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0T10:20:37.596457865</meta:creation-date>
    <dc:date>2022-05-20T11:03:20.293098760</dc:date>
    <meta:editing-duration>PT31M16S</meta:editing-duration>
    <meta:editing-cycles>12</meta:editing-cycles>
    <meta:generator>LibreOffice/6.4.7.2$Linux_X86_64 LibreOffice_project/40$Build-2</meta:generator>
    <meta:document-statistic meta:table-count="0" meta:image-count="0" meta:object-count="0" meta:page-count="4" meta:paragraph-count="42" meta:word-count="227" meta:character-count="1363" meta:non-whitespace-character-count="1187"/>
  </office:meta>
</office:document-meta>
</file>